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8a169" officeooo:paragraph-rsid="0018a169"/>
    </style:style>
    <style:style style:name="P2" style:family="paragraph" style:parent-style-name="Standard" style:list-style-name="L1">
      <style:text-properties officeooo:rsid="0018a169" officeooo:paragraph-rsid="001b840f"/>
    </style:style>
    <style:style style:name="P3" style:family="paragraph" style:parent-style-name="Standard" style:list-style-name="L1">
      <style:text-properties officeooo:paragraph-rsid="0018a169"/>
    </style:style>
    <style:style style:name="P4" style:family="paragraph" style:parent-style-name="Standard" style:list-style-name="L1">
      <style:text-properties officeooo:rsid="0019ec4e" officeooo:paragraph-rsid="0019ec4e"/>
    </style:style>
    <style:style style:name="P5" style:family="paragraph" style:parent-style-name="Standard" style:list-style-name="L1">
      <style:text-properties officeooo:rsid="001b840f" officeooo:paragraph-rsid="001b840f"/>
    </style:style>
    <style:style style:name="P6" style:family="paragraph" style:parent-style-name="Standard" style:list-style-name="L1">
      <style:text-properties officeooo:rsid="001c40c2" officeooo:paragraph-rsid="001c40c2"/>
    </style:style>
    <style:style style:name="P7" style:family="paragraph" style:parent-style-name="Standard" style:list-style-name="L1">
      <style:text-properties officeooo:rsid="001cd69f" officeooo:paragraph-rsid="001cd69f"/>
    </style:style>
    <style:style style:name="P8" style:family="paragraph" style:parent-style-name="Standard" style:list-style-name="L1">
      <style:text-properties officeooo:rsid="001e9e9d" officeooo:paragraph-rsid="001e9e9d"/>
    </style:style>
    <style:style style:name="P9" style:family="paragraph" style:parent-style-name="Standard" style:list-style-name="L1">
      <style:text-properties officeooo:rsid="001feb97" officeooo:paragraph-rsid="001feb97"/>
    </style:style>
    <style:style style:name="T1" style:family="text">
      <style:text-properties officeooo:rsid="0018a169"/>
    </style:style>
    <style:style style:name="T2" style:family="text">
      <style:text-properties officeooo:rsid="0019ec4e"/>
    </style:style>
    <style:style style:name="T3" style:family="text">
      <style:text-properties officeooo:rsid="001b84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10721631" text:style-name="L1">
        <text:list-item>
          <text:p text:style-name="P3"><text:span text:style-name="T1">Réalisation UML</text:span></text:p>
        </text:list-item>
        <text:list-item>
          <text:p text:style-name="P6"><text:span text:style-name="T1">Conception carte </text:span>(tableau de cases)</text:p>
        </text:list-item>
        <text:list-item>
          <text:p text:style-name="P5">Prototypage</text:p>
          <text:list>
            <text:list-item>
              <text:p text:style-name="P5">Entité (gère </text:p>
            </text:list-item>
            <text:list-item>
              <text:p text:style-name="P5">Fixe (gère les points, bonus et pacgums)</text:p>
            </text:list-item>
            <text:list-item>
              <text:p text:style-name="P5">PacMan</text:p>
            </text:list-item>
            <text:list-item>
              <text:p text:style-name="P5">Fantômes</text:p>
            </text:list-item>
          </text:list>
        </text:list-item>
        <text:list-item>
          <text:p text:style-name="P8">Création Interface</text:p>
          <text:list>
            <text:list-item>
              <text:p text:style-name="P8">Écran titre</text:p>
              <text:list>
                <text:list-item>
                  <text:p text:style-name="P8">Nouvelle partie</text:p>
                  <text:list>
                    <text:list-item>
                      <text:p text:style-name="P8">Carte principale</text:p>
                    </text:list-item>
                    <text:list-item>
                      <text:p text:style-name="P8">Carte créée</text:p>
                    </text:list-item>
                  </text:list>
                </text:list-item>
                <text:list-item>
                  <text:p text:style-name="P8">Éditeur de niveau</text:p>
                </text:list-item>
                <text:list-item>
                  <text:p text:style-name="P8">Paramètres</text:p>
                  <text:list>
                    <text:list-item>
                      <text:p text:style-name="P8">Modifier les touches de jeu</text:p>
                    </text:list-item>
                  </text:list>
                </text:list-item>
                <text:list-item>
                  <text:p text:style-name="P8">Affichage des meilleurs scores</text:p>
                </text:list-item>
              </text:list>
            </text:list-item>
            <text:list-item>
              <text:p text:style-name="P8">Écran de pause</text:p>
            </text:list-item>
          </text:list>
        </text:list-item>
        <text:list-item>
          <text:p text:style-name="P2">Conception algorithmes</text:p>
          <text:list>
            <text:list-item>
              <text:p text:style-name="P2">Déplacements des fantômes</text:p>
            </text:list-item>
            <text:list-item>
              <text:p text:style-name="P2">Fuite des fantômes</text:p>
            </text:list-item>
            <text:list-item>
              <text:p text:style-name="P2">Retour à la base des fantômes</text:p>
            </text:list-item>
            <text:list-item>
              <text:p text:style-name="P7">Gestion des collisions</text:p>
            </text:list-item>
            <text:list-item>
              <text:p text:style-name="P8">Gestion des vies</text:p>
            </text:list-item>
          </text:list>
        </text:list-item>
        <text:list-item>
          <text:p text:style-name="P5">Mise en place du paradigme Model-View-Controller</text:p>
        </text:list-item>
        <text:list-item>
          <text:p text:style-name="P1">Graphismes</text:p>
          <text:list>
            <text:list-item>
              <text:p text:style-name="P1">Texture </text:p>
              <text:list>
                <text:list-item>
                  <text:p text:style-name="P1">murs + porte fantômes</text:p>
                </text:list-item>
                <text:list-item>
                  <text:p text:style-name="P1">PacMan</text:p>
                </text:list-item>
                <text:list-item>
                  <text:p text:style-name="P1">Fantômes</text:p>
                </text:list-item>
                <text:list-item>
                  <text:p text:style-name="P4">Fantômes effrayés</text:p>
                </text:list-item>
                <text:list-item>
                  <text:p text:style-name="P4">Fantômes mangés</text:p>
                </text:list-item>
                <text:list-item>
                  <text:p text:style-name="P1"><text:span text:style-name="T2">P</text:span>oints</text:p>
                </text:list-item>
                <text:list-item>
                  <text:p text:style-name="P1"><text:span text:style-name="T2">P</text:span>ac<text:span text:style-name="T2">G</text:span>ums</text:p>
                </text:list-item>
                <text:list-item>
                  <text:p text:style-name="P4">Bonus</text:p>
                </text:list-item>
                <text:list-item>
                  <text:p text:style-name="P4">Score (les chiffres)</text:p>
                </text:list-item>
              </text:list>
            </text:list-item>
            <text:list-item>
              <text:p text:style-name="P1">Animation</text:p>
              <text:list>
                <text:list-item>
                  <text:p text:style-name="P4">Déplacement PacMan</text:p>
                </text:list-item>
                <text:list-item>
                  <text:p text:style-name="P4">Déplacement fantômes</text:p>
                </text:list-item>
                <text:list-item>
                  <text:p text:style-name="P4">Yeux des fantômes (qui fixent PacMan)</text:p>
                </text:list-item>
                <text:list-item>
                  <text:p text:style-name="P4">Mort de Pacman</text:p>
                </text:list-item>
                <text:list-item>
                  <text:p text:style-name="P1">Écran de game over</text:p>
                </text:list-item>
                <text:list-item>
                  <text:p text:style-name="P1">Écran titre</text:p>
                </text:list-item>
              </text:list>
            </text:list-item>
          </text:list>
        </text:list-item>
        <text:list-item>
          <text:p text:style-name="P1">Son</text:p>
          <text:list>
            <text:list-item>
              <text:p text:style-name="P1">Musiques</text:p>
              <text:list>
                <text:list-item>
                  <text:p text:style-name="P1">Thème principal</text:p>
                </text:list-item>
                <text:list-item>
                  <text:p text:style-name="P1">Thème de l’écran titre</text:p>
                </text:list-item>
                <text:list-item>
                  <text:p text:style-name="P1">Thème de l’invincibilité</text:p>
                </text:list-item>
                <text:list-item>
                  <text:p text:style-name="P1">Thème de game over</text:p>
                </text:list-item>
              </text:list>
            </text:list-item>
            <text:list-item>
              <text:p text:style-name="P1">FX</text:p>
              <text:list>
                <text:list-item>
                  <text:p text:style-name="P4">Victoire</text:p>
                </text:list-item>
                <text:list-item>
                  <text:p text:style-name="P4">Mort de PacMan</text:p>
                </text:list-item>
                <text:list-item>
                  <text:p text:style-name="P4">Mort d’un fantôme</text:p>
                </text:list-item>
                <text:list-item>
                  <text:p text:style-name="P4"><text:soft-page-break/>Obtention bonus</text:p>
                </text:list-item>
                <text:list-item>
                  <text:p text:style-name="P4">Erreur (signale une action interdite dans l’éditeur de niveau <text:span text:style-name="T3">et dans les paramètres</text:span>)</text:p>
                </text:list-item>
              </text:list>
            </text:list-item>
          </text:list>
        </text:list-item>
        <text:list-item>
          <text:p text:style-name="P5">Mise en place d’un système de score avec un classement</text:p>
        </text:list-item>
        <text:list-item>
          <text:p text:style-name="P9">Test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15:08:54.921000000</meta:creation-date>
    <dc:date>2021-06-09T15:44:07.002000000</dc:date>
    <meta:editing-duration>PT14M41S</meta:editing-duration>
    <meta:editing-cycles>6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56" meta:word-count="214" meta:character-count="1073" meta:non-whitespace-character-count="969"/>
  </office:meta>
</office:document-meta>
</file>